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utiger Next LT W1G" svg:font-family="'Frutiger Next LT W1G'"/>
    <style:font-face style:name="Frutiger Next LT W1G2" svg:font-family="'Frutiger Next LT W1G'"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Book" style:font-family-generic="swiss" style:font-pitch="variable"/>
    <style:font-face style:name="Frutiger Next LT W1G1" svg:font-family="'Frutiger Next LT W1G'"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style:font-name="Frutiger Next LT W1G2" officeooo:rsid="003690ae" officeooo:paragraph-rsid="003690ae"/>
    </style:style>
    <style:style style:name="P2" style:family="paragraph" style:parent-style-name="Heading_20_1">
      <style:paragraph-properties fo:text-align="center" style:justify-single-word="false"/>
      <style:text-properties style:font-name="Frutiger Next LT W1G2" officeooo:paragraph-rsid="001dabda"/>
    </style:style>
    <style:style style:name="P3" style:family="paragraph" style:parent-style-name="Heading_20_2">
      <style:text-properties style:font-name="Frutiger Next LT W1G2" officeooo:rsid="003690ae" officeooo:paragraph-rsid="003690ae"/>
    </style:style>
    <style:style style:name="P4" style:family="paragraph" style:parent-style-name="Default_7e_LT_7e_Untertitel">
      <style:paragraph-properties fo:line-height="115%" fo:text-align="start" style:justify-single-word="false"/>
      <style:text-properties style:font-name="Frutiger Next LT W1G2" fo:font-size="12pt" officeooo:rsid="003690ae" officeooo:paragraph-rsid="003690ae" style:font-size-asian="12pt" style:font-size-complex="12pt"/>
    </style:style>
    <style:style style:name="T1" style:family="text">
      <style:text-properties officeooo:rsid="00299e46"/>
    </style:style>
    <style:style style:name="T2" style:family="text">
      <style:text-properties officeooo:rsid="0035512c"/>
    </style:style>
    <style:style style:name="T3" style:family="text">
      <style:text-properties officeooo:rsid="002b59da"/>
    </style:style>
    <style:style style:name="T4" style:family="text">
      <style:text-properties style:font-name="Frutiger Next LT W1G1"/>
    </style:style>
    <style:style style:name="T5" style:family="text">
      <style:text-properties style:font-name="Frutiger Next LT W1G1"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3879e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utorial <text:span text:style-name="T1">5</text:span>: <text:span text:style-name="T8">Binary Clock</text:span></text:h>
      <text:h text:style-name="P3" text:outline-level="2">Goals</text:h>
      <text:p text:style-name="P1">You can find, read and understand data sheets. You can build advanced circuits on a breadboard. You can write well structured programs for the Arduino.</text:p>
      <text:h text:style-name="P3" text:outline-level="2">Exercise</text:h>
      <text:p text:style-name="P4">Build a binary clock based on the Arduino. The elapsed time since the start of the program should be displayed with eight LEDs (six for seconds, two for minutes). Use a shift register (<text:span text:style-name="T6">SN74HC595N</text:span><text:span text:style-name="T7">) to control those LEDs so less pins of the Arduino are used. Your code should be structured so it does not block the program and additional functionality could be executed while the clock is ru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utiger Next LT W1G" svg:font-family="'Frutiger Next LT W1G'"/>
    <style:font-face style:name="Frutiger Next LT W1G2" svg:font-family="'Frutiger Next LT W1G'"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Book" style:font-family-generic="swiss" style:font-pitch="variable"/>
    <style:font-face style:name="Frutiger Next LT W1G1" svg:font-family="'Frutiger Next LT W1G'"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2DT20H44M31S</meta:editing-duration>
    <meta:editing-cycles>27</meta:editing-cycles>
    <meta:generator>LibreOffice/6.1.5.2$Linux_X86_64 LibreOffice_project/10$Build-2</meta:generator>
    <meta:initial-creator>Raphael Wimmer</meta:initial-creator>
    <dc:date>2019-10-11T15:24:19.936582402</dc:date>
    <meta:printed-by>Raphael Wimmer</meta:printed-by>
    <meta:print-date>2016-09-28T10:44:18.980780957</meta:print-date>
    <meta:document-statistic meta:table-count="0" meta:image-count="0" meta:object-count="0" meta:page-count="1" meta:paragraph-count="5" meta:word-count="100" meta:character-count="583" meta:non-whitespace-character-count="488"/>
  </office:meta>
</office:document-meta>
</file>